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4.7717in" svg:y="1.3264in">
            <draw:object draw:notify-on-update-of-ranges="Sheet1.D2:Sheet1.D61 Sheet1.E2:Sheet1.E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: max time</text:p>
          </table:table-cell>
          <table:table-cell table:style-name="ce1"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table:formula="of:=-([.D2]^2)+[.$B$2]*[.D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-([.D3]^2)+[.$B$2]*[.D3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ord</text:p>
          </table:table-cell>
          <table:table-cell table:style-name="ce1" office:value-type="float" office:value="1022" calcext:value-type="float">
            <text:p>1022</text:p>
          </table:table-cell>
          <table:table-cell/>
          <table:table-cell office:value-type="float" office:value="2" calcext:value-type="float">
            <text:p>2</text:p>
          </table:table-cell>
          <table:table-cell table:formula="of:=-([.D4]^2)+[.$B$2]*[.D4]"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-([.D5]^2)+[.$B$2]*[.D5]"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-([.D6]^2)+[.$B$2]*[.D6]"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-([.D7]^2)+[.$B$2]*[.D7]" office:value-type="float" office:value="345" calcext:value-type="float">
            <text:p>34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-([.D8]^2)+[.$B$2]*[.D8]" office:value-type="float" office:value="408" calcext:value-type="float">
            <text:p>40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-([.D9]^2)+[.$B$2]*[.D9]" office:value-type="float" office:value="469" calcext:value-type="float">
            <text:p>46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-([.D10]^2)+[.$B$2]*[.D10]" office:value-type="float" office:value="528" calcext:value-type="float">
            <text:p>52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umber of winning solves</text:p>
          </table:table-cell>
          <table:table-cell table:formula="of:=COUNTIF([.E$1:.E$1048576];&quot;&gt;&quot;&amp;[.B4])" office:value-type="float" office:value="37" calcext:value-type="float">
            <text:p>37</text:p>
          </table:table-cell>
          <table:table-cell/>
          <table:table-cell office:value-type="float" office:value="9" calcext:value-type="float">
            <text:p>9</text:p>
          </table:table-cell>
          <table:table-cell table:formula="of:=-([.D11]^2)+[.$B$2]*[.D11]" office:value-type="float" office:value="585" calcext:value-type="float">
            <text:p>5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-([.D12]^2)+[.$B$2]*[.D12]" office:value-type="float" office:value="640" calcext:value-type="float">
            <text:p>640</text:p>
          </table:table-cell>
          <table:table-cell table:number-columns-repeated="6"/>
          <table:table-cell table:formula="of:=PRODUCT([.L7:.L10])" office:value-type="float" office:value="275724" calcext:value-type="float">
            <text:p>27572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-([.D13]^2)+[.$B$2]*[.D13]" office:value-type="float" office:value="693" calcext:value-type="float">
            <text:p>69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-([.D14]^2)+[.$B$2]*[.D14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-([.D15]^2)+[.$B$2]*[.D15]" office:value-type="float" office:value="793" calcext:value-type="float">
            <text:p>79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-([.D16]^2)+[.$B$2]*[.D16]" office:value-type="float" office:value="840" calcext:value-type="float">
            <text:p>8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-([.D17]^2)+[.$B$2]*[.D17]" office:value-type="float" office:value="885" calcext:value-type="float">
            <text:p>8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-([.D18]^2)+[.$B$2]*[.D18]" office:value-type="float" office:value="928" calcext:value-type="float">
            <text:p>92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-([.D19]^2)+[.$B$2]*[.D19]" office:value-type="float" office:value="969" calcext:value-type="float">
            <text:p>96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-([.D20]^2)+[.$B$2]*[.D20]" office:value-type="float" office:value="1008" calcext:value-type="float">
            <text:p>100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-([.D21]^2)+[.$B$2]*[.D21]"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-([.D22]^2)+[.$B$2]*[.D22]" office:value-type="float" office:value="1080" calcext:value-type="float">
            <text:p>10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-([.D23]^2)+[.$B$2]*[.D23]" office:value-type="float" office:value="1113" calcext:value-type="float">
            <text:p>11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-([.D24]^2)+[.$B$2]*[.D24]" office:value-type="float" office:value="1144" calcext:value-type="float">
            <text:p>11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-([.D25]^2)+[.$B$2]*[.D25]" office:value-type="float" office:value="1173" calcext:value-type="float">
            <text:p>117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-([.D26]^2)+[.$B$2]*[.D26]"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-([.D27]^2)+[.$B$2]*[.D27]" office:value-type="float" office:value="1225" calcext:value-type="float">
            <text:p>12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-([.D28]^2)+[.$B$2]*[.D28]" office:value-type="float" office:value="1248" calcext:value-type="float">
            <text:p>124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-([.D29]^2)+[.$B$2]*[.D29]" office:value-type="float" office:value="1269" calcext:value-type="float">
            <text:p>126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-([.D30]^2)+[.$B$2]*[.D30]" office:value-type="float" office:value="1288" calcext:value-type="float">
            <text:p>128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-([.D31]^2)+[.$B$2]*[.D31]" office:value-type="float" office:value="1305" calcext:value-type="float">
            <text:p>13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-([.D32]^2)+[.$B$2]*[.D32]" office:value-type="float" office:value="1320" calcext:value-type="float">
            <text:p>13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-([.D33]^2)+[.$B$2]*[.D33]" office:value-type="float" office:value="1333" calcext:value-type="float">
            <text:p>133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-([.D34]^2)+[.$B$2]*[.D34]" office:value-type="float" office:value="1344" calcext:value-type="float">
            <text:p>13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-([.D35]^2)+[.$B$2]*[.D35]" office:value-type="float" office:value="1353" calcext:value-type="float">
            <text:p>135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-([.D36]^2)+[.$B$2]*[.D36]" office:value-type="float" office:value="1360" calcext:value-type="float">
            <text:p>13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-([.D37]^2)+[.$B$2]*[.D37]" office:value-type="float" office:value="1365" calcext:value-type="float">
            <text:p>136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-([.D38]^2)+[.$B$2]*[.D38]" office:value-type="float" office:value="1368" calcext:value-type="float">
            <text:p>13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-([.D39]^2)+[.$B$2]*[.D39]" office:value-type="float" office:value="1369" calcext:value-type="float">
            <text:p>136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-([.D40]^2)+[.$B$2]*[.D40]" office:value-type="float" office:value="1368" calcext:value-type="float">
            <text:p>13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formula="of:=-([.D41]^2)+[.$B$2]*[.D41]" office:value-type="float" office:value="1365" calcext:value-type="float">
            <text:p>136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formula="of:=-([.D42]^2)+[.$B$2]*[.D42]" office:value-type="float" office:value="1360" calcext:value-type="float">
            <text:p>13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formula="of:=-([.D43]^2)+[.$B$2]*[.D43]" office:value-type="float" office:value="1353" calcext:value-type="float">
            <text:p>135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formula="of:=-([.D44]^2)+[.$B$2]*[.D44]" office:value-type="float" office:value="1344" calcext:value-type="float">
            <text:p>13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formula="of:=-([.D45]^2)+[.$B$2]*[.D45]" office:value-type="float" office:value="1333" calcext:value-type="float">
            <text:p>133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formula="of:=-([.D46]^2)+[.$B$2]*[.D46]" office:value-type="float" office:value="1320" calcext:value-type="float">
            <text:p>13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-([.D47]^2)+[.$B$2]*[.D47]" office:value-type="float" office:value="1305" calcext:value-type="float">
            <text:p>13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formula="of:=-([.D48]^2)+[.$B$2]*[.D48]" office:value-type="float" office:value="1288" calcext:value-type="float">
            <text:p>128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formula="of:=-([.D49]^2)+[.$B$2]*[.D49]" office:value-type="float" office:value="1269" calcext:value-type="float">
            <text:p>126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formula="of:=-([.D50]^2)+[.$B$2]*[.D50]" office:value-type="float" office:value="1248" calcext:value-type="float">
            <text:p>124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formula="of:=-([.D51]^2)+[.$B$2]*[.D51]" office:value-type="float" office:value="1225" calcext:value-type="float">
            <text:p>12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-([.D52]^2)+[.$B$2]*[.D52]"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formula="of:=-([.D53]^2)+[.$B$2]*[.D53]" office:value-type="float" office:value="1173" calcext:value-type="float">
            <text:p>117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formula="of:=-([.D54]^2)+[.$B$2]*[.D54]" office:value-type="float" office:value="1144" calcext:value-type="float">
            <text:p>11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formula="of:=-([.D55]^2)+[.$B$2]*[.D55]" office:value-type="float" office:value="1113" calcext:value-type="float">
            <text:p>11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formula="of:=-([.D56]^2)+[.$B$2]*[.D56]" office:value-type="float" office:value="1080" calcext:value-type="float">
            <text:p>10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formula="of:=-([.D57]^2)+[.$B$2]*[.D57]"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formula="of:=-([.D58]^2)+[.$B$2]*[.D58]" office:value-type="float" office:value="1008" calcext:value-type="float">
            <text:p>100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formula="of:=-([.D59]^2)+[.$B$2]*[.D59]" office:value-type="float" office:value="969" calcext:value-type="float">
            <text:p>96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formula="of:=-([.D60]^2)+[.$B$2]*[.D60]" office:value-type="float" office:value="928" calcext:value-type="float">
            <text:p>92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formula="of:=-([.D61]^2)+[.$B$2]*[.D61]" office:value-type="float" office:value="885" calcext:value-type="float">
            <text:p>8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-([.D62]^2)+[.$B$2]*[.D62]" office:value-type="float" office:value="840" calcext:value-type="float">
            <text:p>8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formula="of:=-([.D63]^2)+[.$B$2]*[.D63]" office:value-type="float" office:value="793" calcext:value-type="float">
            <text:p>79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formula="of:=-([.D64]^2)+[.$B$2]*[.D64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formula="of:=-([.D65]^2)+[.$B$2]*[.D65]" office:value-type="float" office:value="693" calcext:value-type="float">
            <text:p>69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formula="of:=-([.D66]^2)+[.$B$2]*[.D66]"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formula="of:=-([.D67]^2)+[.$B$2]*[.D67]" office:value-type="float" office:value="585" calcext:value-type="float">
            <text:p>5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formula="of:=-([.D68]^2)+[.$B$2]*[.D68]" office:value-type="float" office:value="528" calcext:value-type="float">
            <text:p>52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formula="of:=-([.D69]^2)+[.$B$2]*[.D69]"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formula="of:=-([.D70]^2)+[.$B$2]*[.D70]"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formula="of:=-([.D71]^2)+[.$B$2]*[.D71]"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-([.D72]^2)+[.$B$2]*[.D72]"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formula="of:=-([.D73]^2)+[.$B$2]*[.D73]"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formula="of:=-([.D74]^2)+[.$B$2]*[.D74]"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formula="of:=-([.D75]^2)+[.$B$2]*[.D75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formula="of:=-([.D76]^2)+[.$B$2]*[.D7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formula="of:=-([.D77]^2)+[.$B$2]*[.D77]" office:value-type="float" office:value="-75" calcext:value-type="float">
            <text:p>-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formula="of:=-([.D78]^2)+[.$B$2]*[.D78]" office:value-type="float" office:value="-152" calcext:value-type="float">
            <text:p>-15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formula="of:=-([.D79]^2)+[.$B$2]*[.D79]" office:value-type="float" office:value="-231" calcext:value-type="float">
            <text:p>-23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formula="of:=-([.D80]^2)+[.$B$2]*[.D80]" office:value-type="float" office:value="-312" calcext:value-type="float">
            <text:p>-3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formula="of:=-([.D81]^2)+[.$B$2]*[.D81]" office:value-type="float" office:value="-395" calcext:value-type="float">
            <text:p>-39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formula="of:=-([.D82]^2)+[.$B$2]*[.D82]" office:value-type="float" office:value="-480" calcext:value-type="float">
            <text:p>-4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formula="of:=-([.D83]^2)+[.$B$2]*[.D83]" office:value-type="float" office:value="-567" calcext:value-type="float">
            <text:p>-56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formula="of:=-([.D84]^2)+[.$B$2]*[.D84]" office:value-type="float" office:value="-656" calcext:value-type="float">
            <text:p>-65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2:21:08.052388820</meta:creation-date>
    <dc:date>2023-12-06T12:38:42.139808056</dc:date>
    <meta:editing-duration>PT7M22S</meta:editing-duration>
    <meta:editing-cycles>1</meta:editing-cycles>
    <meta:generator>LibreOffice/7.3.7.2$Linux_X86_64 LibreOffice_project/30$Build-2</meta:generator>
    <meta:document-statistic meta:table-count="1" meta:cell-count="18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2:Sheet1.E61" chart:data-source-has-labels="column" svg:x="0.32cm" svg:y="0.18cm" svg:width="12.508cm" svg:height="8.64cm">
          <chart:coordinate-region svg:x="1.312cm" svg:y="0.38cm" svg:width="11.516cm" svg:height="7.648cm"/>
          <chart:axis chart:dimension="x" chart:name="primary-x" chart:style-name="ch4" chartooo:axis-type="auto">
            <chartooo:date-scale/>
            <chart:categories table:cell-range-address="Sheet1.D2:Sheet1.D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61" chart:class="chart:line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2:Sheet1.D61</svg:desc>
                </draw:g>
              </table:table-cell>
              <table:table-cell office:value-type="float" office:value="0">
                <text:p>0</text:p>
                <draw:g>
                  <svg:desc>Sheet1.E2:Sheet1.E6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85">
                <text:p>8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